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08000000089A2770FFE5272E7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bitmap" draw:fill-image-name="Bitmap_20_1" style:repeat="repeat" draw:textarea-horizontal-align="justify" draw:textarea-vertical-align="middle" draw:auto-grow-height="false" fo:min-height="4.523cm" fo:min-width="11.185cm"/>
    </style:style>
    <style:style style:name="gr2" style:family="graphic" style:parent-style-name="standard">
      <style:graphic-properties svg:stroke-color="#2a6099" draw:fill-color="#2a6099" draw:textarea-horizontal-align="justify" draw:textarea-vertical-align="middle" draw:auto-grow-height="false" fo:min-height="0.511cm" fo:min-width="2.548cm"/>
    </style:style>
    <style:style style:name="gr3" style:family="graphic" style:parent-style-name="standard">
      <style:graphic-properties draw:textarea-horizontal-align="justify" draw:textarea-vertical-align="middle" draw:auto-grow-height="false" fo:min-height="0.257cm" fo:min-width="11.15cm"/>
    </style:style>
    <style:style style:name="gr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5.034cm" fo:min-width="11.13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9cm" draw:marker-end-width="0.279cm" draw:fill="solid" draw:fill-color="#666666" draw:textarea-horizontal-align="justify" draw:textarea-vertical-align="middle" draw:auto-grow-height="false" fo:min-height="1.478cm" fo:min-width="2.496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498cm"/>
      <style:paragraph-properties style:writing-mode="lr-tb"/>
    </style:style>
    <style:style style:name="gr7" style:family="graphic" style:parent-style-name="objectwithoutfill">
      <style:graphic-properties svg:stroke-width="0.051cm" svg:stroke-color="#000000" draw:marker-start-width="0.279cm" draw:marker-end="Arrow" draw:marker-end-width="0.229cm" draw:fill="solid" draw:textarea-vertical-align="middle" fo:padding-top="0.15cm" fo:padding-bottom="0.15cm" fo:padding-left="0.275cm" fo:padding-right="0.275cm"/>
    </style:style>
    <style:style style:name="gr8" style:family="graphic" style:parent-style-name="Arrow_20_Line">
      <style:graphic-properties draw:textarea-vertical-align="middle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642cm" fo:min-width="0cm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0.641cm" fo:min-width="0cm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717cm" fo:min-width="2.498cm" fo:padding-top="0.15cm" fo:padding-bottom="0.15cm" fo:padding-left="0.275cm" fo:padding-right="0.275cm"/>
    </style:style>
    <style:style style:name="gr1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2.548cm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0.63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1.497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294cm"/>
      <style:paragraph-properties style:writing-mode="lr-tb"/>
    </style:style>
    <style:style style:name="P1" style:family="paragraph">
      <loext:graphic-properties draw:fill="bitmap" draw:fill-image-name="Bitmap_20_1" style:repeat="repeat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666666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b4c7dc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1.685cm" svg:height="4.773cm" svg:x="1.257cm" svg:y="0.1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0.761cm" svg:x="9.884cm" svg:y="2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5cm" svg:height="0.507cm" svg:x="1.292cm" svg:y="4.9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685cm" svg:height="5.334cm" svg:x="1.257cm" svg:y="0.1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046cm" svg:height="1.778cm" svg:x="9.888cm" svg:y="3.707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919cm" svg:height="1.673cm" svg:x="1.255cm" svg:y="2.688cm">
          <draw:text-box>
            <text:p>Water<text:line-break/>(reservoir 2)</text:p>
          </draw:text-box>
        </draw:frame>
        <draw:frame draw:style-name="gr6" draw:text-style-name="P6" draw:layer="layout" svg:width="3.919cm" svg:height="1.673cm" svg:x="8.89cm" svg:y="0.127cm">
          <draw:text-box>
            <text:p>Water<text:line-break/>(reservoir 1)</text:p>
          </draw:text-box>
        </draw:frame>
        <draw:line draw:style-name="gr7" draw:text-style-name="P7" draw:layer="layout" svg:x1="2.019cm" svg:y1="4.272cm" svg:x2="2.273cm" svg:y2="5.331cm">
          <text:p/>
        </draw:line>
        <draw:measure draw:style-name="gr8" draw:text-style-name="P9" draw:layer="measurelines" svg:x1="0cm" svg:y1="4.957cm" svg:x2="0.002cm" svg:y2="5.467cm">
          <text:p text:style-name="P8"><text:span text:style-name="T1">h</text:span><text:span text:style-name="T2">2</text:span></text:p>
        </draw:measure>
        <draw:measure draw:style-name="gr8" draw:text-style-name="P11" draw:layer="measurelines" svg:x1="13.095cm" svg:y1="2.946cm" svg:x2="13.095cm" svg:y2="3.707cm">
          <text:p text:style-name="P10"><text:span text:style-name="T3">h</text:span><text:span text:style-name="T4">1</text:span></text:p>
        </draw:measure>
        <draw:custom-shape draw:style-name="gr9" draw:text-style-name="P12" draw:layer="layout" svg:width="0.508cm" svg:height="1.018cm" svg:x="7.606cm" svg:y="4.2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2" draw:layer="layout" svg:width="0.508cm" svg:height="1.017cm" draw:transform="rotate (-3.14159265358979) translate (8.622cm 5.33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1" draw:text-style-name="P4" draw:layer="layout" svg:width="3.048cm" svg:height="1.017cm" svg:x="9.889cm" svg:y="2.6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3.048cm" svg:height="0.065cm" svg:x="9.857cm" svg:y="2.663cm">
            <text:p/>
            <draw:enhanced-geometry svg:viewBox="0 0 21600 21600" draw:type="rectangle" draw:enhanced-path="M 0 0 L 21600 0 21600 21600 0 21600 0 0 Z N"/>
          </draw:custom-shape>
        </draw:g>
        <draw:line draw:style-name="gr7" draw:text-style-name="P7" draw:layer="layout" svg:x1="10.147cm" svg:y1="1.724cm" svg:x2="11.163cm" svg:y2="3.353cm">
          <text:p/>
        </draw:line>
        <draw:custom-shape draw:style-name="gr13" draw:text-style-name="P12" draw:layer="layout" svg:width="0.508cm" svg:height="1.014cm" svg:x="11.508cm" svg:y="2.2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2" draw:layer="layout" svg:width="0.508cm" svg:height="1.014cm" draw:transform="rotate (-3.14159265358979) translate (12.524cm 3.3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6" draw:layer="layout" svg:width="5.696cm" svg:height="0.962cm" svg:x="1.224cm" svg:y="0.108cm">
          <draw:text-box>
            <text:p>Air + water vapor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4" draw:layer="layout" svg:width="16.799cm" svg:height="12.29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008000000089A2770FFE5272E7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275cm" fo:page-height="6.14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3.874cm" svg:x="1cm" svg:y="4.335cm"/>
      <draw:page-thumbnail draw:layer="backgroundobjects" svg:width="8.999cm" svg:height="3.874cm" svg:x="1cm" svg:y="12.911cm"/>
      <draw:page-thumbnail draw:layer="backgroundobjects" svg:width="8.999cm" svg:height="3.874cm" svg:x="1cm" svg:y="21.487cm"/>
      <draw:page-thumbnail draw:layer="backgroundobjects" svg:width="8.999cm" svg:height="3.874cm" svg:x="11cm" svg:y="4.335cm"/>
      <draw:page-thumbnail draw:layer="backgroundobjects" svg:width="8.999cm" svg:height="3.874cm" svg:x="11cm" svg:y="12.911cm"/>
      <draw:page-thumbnail draw:layer="backgroundobjects" svg:width="8.999cm" svg:height="3.874cm" svg:x="11cm" svg:y="21.487cm"/>
    </style:handout-master>
    <style:master-page style:name="Default" style:page-layout-name="PM1" draw:style-name="Mdp1">
      <draw:frame presentation:style-name="Default-title" draw:layer="backgroundobjects" svg:width="25.199cm" svg:height="2.629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4cm" presentation:class="outline" presentation:placeholder="true">
        <draw:text-box/>
      </draw:frame>
      <draw:frame presentation:style-name="Mpr1" draw:text-style-name="MP2" draw:layer="backgroundobjects" svg:width="6.524cm" svg:height="1.084cm" svg:x="1.398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6cm" svg:height="1.084cm" svg:x="9.575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4cm" svg:height="1.084cm" svg:x="20.075cm" svg:y="14.34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Lubos Polerecky</meta:initial-creator>
    <meta:creation-date>2022-01-26T06:29:04.932265829</meta:creation-date>
    <dc:date>2022-01-31T14:49:31.341248921</dc:date>
    <dc:creator>Lubos Polerecky</dc:creator>
    <meta:editing-duration>PT1H2M40S</meta:editing-duration>
    <meta:editing-cycles>10</meta:editing-cycles>
    <meta:generator>LibreOffice/6.4.6.2$Linux_X86_64 LibreOffice_project/0ce51a4fd21bff07a5c061082cc82c5ed232f115</meta:generator>
    <meta:document-statistic meta:object-count="42"/>
  </office:meta>
</office:document-meta>
</file>